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Chinese Conversation of the Wednesday Episode 1</text:title></text:p>
      <text:p text:style-name="OrgTitle"/>
      <text:p text:style-name="OrgSubtitle"><text:initial-creator>Laurent Garnier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1235012">1. Names of the language</text:a></text:p>
          <text:p text:style-name="Contents_20_2"><text:a xlink:type="simple" xlink:href="#org24cfa05">1.1. Different names</text:a></text:p>
          <text:p text:style-name="Contents_20_1"><text:a xlink:type="simple" xlink:href="#orgdc26336">2. Les noms de la langue</text:a></text:p>
          <text:p text:style-name="Contents_20_2"><text:a xlink:type="simple" xlink:href="#org9b332d8">2.1. Les différents noms</text:a></text:p>
          <text:p text:style-name="Contents_20_1"><text:a xlink:type="simple" xlink:href="#orgd01132e">3. Idiomatic expressions</text:a></text:p>
          <text:p text:style-name="Contents_20_2"><text:a xlink:type="simple" xlink:href="#orgf96b906">3.1. Some idimatic phrases</text:a></text:p>
          <text:p text:style-name="Contents_20_1"><text:a xlink:type="simple" xlink:href="#orgcbe6e26">4. Expressions idiomatiques</text:a></text:p>
          <text:p text:style-name="Contents_20_2"><text:a xlink:type="simple" xlink:href="#org0fac20c">4.1. Quelques expressions idiomatiques</text:a></text:p>
          <text:p text:style-name="Contents_20_1"><text:a xlink:type="simple" xlink:href="#org1b9f7fe">5. Ressources complémentaires</text:a></text:p>
          <text:p text:style-name="Contents_20_1"><text:a xlink:type="simple" xlink:href="#orge40b1f8">6. Additional Ressources</text:a></text:p>
          <text:p text:style-name="Contents_20_1"><text:a xlink:type="simple" xlink:href="#org78881bd">7. Other languages / Autres langues</text:a></text:p>
          <text:p text:style-name="Contents_20_2"><text:a xlink:type="simple" xlink:href="#orge4fc48d">7.1. YouTube</text:a></text:p>
          <text:p text:style-name="Contents_20_2"><text:a xlink:type="simple" xlink:href="#orgd79de65">7.2. Blogs</text:a></text:p>
        </text:index-body>
      </text:table-of-content>
      <text:h text:style-name="Heading_20_1" text:outline-level="1" text:is-list-header="false">
<text:bookmark-start text:name="OrgXref.org1235012"/>
<text:bookmark text:name="org1235012"/>Names of the language
<text:bookmark-end text:name="OrgXref.org1235012"/></text:h>
      <text:h text:style-name="Heading_20_2" text:outline-level="2" text:is-list-header="false">
<text:bookmark-start text:name="OrgXref.org24cfa05"/>
<text:bookmark text:name="org24cfa05"/>Different names
<text:bookmark-end text:name="OrgXref.org24cfa05"/></text:h>
      <text:list text:style-name="OrgDescriptionList" text:continue-numbering="false">
        <text:list-item>
          <text:p text:style-name="Text_20_body_20_bold">官话 Guānhuà kouann h’oua</text:p>
          <text:list text:style-name="OrgDescriptionList" text:continue-numbering="true">
            <text:list-item>
              <text:p text:style-name="Text_20_body">mandarin chinese, literally the
      language of the officials
</text:p>
            </text:list-item>
          </text:list>
        </text:list-item>
        <text:list-item>
          <text:p text:style-name="Text_20_body_20_bold">普通话 Pǔtōnghuà p’hou t’honng h’oua</text:p>
          <text:list text:style-name="OrgDescriptionList" text:continue-numbering="true">
            <text:list-item>
              <text:p text:style-name="Text_20_body">the common language
</text:p>
            </text:list-item>
          </text:list>
        </text:list-item>
        <text:list-item>
          <text:p text:style-name="Text_20_body_20_bold">国语 Guóyǔ kouo yu</text:p>
          <text:list text:style-name="OrgDescriptionList" text:continue-numbering="true">
            <text:list-item>
              <text:p text:style-name="Text_20_body">the national language
</text:p>
            </text:list-item>
          </text:list>
        </text:list-item>
        <text:list-item>
          <text:p text:style-name="Text_20_body_20_bold">中文 Zhōngwén djonng ouenn</text:p>
          <text:list text:style-name="OrgDescriptionList" text:continue-numbering="true">
            <text:list-item>
              <text:p text:style-name="Text_20_body">the language of the middle
</text:p>
            </text:list-item>
          </text:list>
        </text:list-item>
        <text:list-item>
          <text:p text:style-name="Text_20_body_20_bold">汉语 Hànyǔ h’ann yu</text:p>
          <text:list text:style-name="OrgDescriptionList" text:continue-numbering="true">
            <text:list-item>
              <text:p text:style-name="Text_20_body">Han's language
</text:p>
            </text:list-item>
          </text:list>
        </text:list-item>
        <text:list-item>
          <text:p text:style-name="Text_20_body_20_bold">他很好 Tā hěn hǎo t’ha h’enn h’ao</text:p>
          <text:list text:style-name="OrgDescriptionList" text:continue-numbering="true">
            <text:list-item>
              <text:p text:style-name="Text_20_body">she is very good
</text:p>
            </text:list-item>
          </text:list>
        </text:list-item>
        <text:list-item>
          <text:p text:style-name="Text_20_body_20_bold">爸爸 bàba pa pa</text:p>
          <text:list text:style-name="OrgDescriptionList" text:continue-numbering="true">
            <text:list-item>
              <text:p text:style-name="Text_20_body">dad
</text:p>
            </text:list-item>
          </text:list>
        </text:list-item>
        <text:list-item>
          <text:p text:style-name="Text_20_body_20_bold">妈妈 māma</text:p>
          <text:list text:style-name="OrgDescriptionList" text:continue-numbering="true">
            <text:list-item>
              <text:p text:style-name="Text_20_body">mum
</text:p>
            </text:list-item>
          </text:list>
        </text:list-item>
        <text:list-item>
          <text:p text:style-name="Text_20_body_20_bold">一 yī yi</text:p>
          <text:list text:style-name="OrgDescriptionList" text:continue-numbering="true">
            <text:list-item>
              <text:p text:style-name="Text_20_body">one
</text:p>
            </text:list-item>
          </text:list>
        </text:list-item>
        <text:list-item>
          <text:p text:style-name="Text_20_body_20_bold">不 bù pou</text:p>
          <text:list text:style-name="OrgDescriptionList" text:continue-numbering="true">
            <text:list-item>
              <text:p text:style-name="Text_20_body">negation 
</text:p>
            </text:list-item>
          </text:list>
        </text:list-item>
      </text:list>
      <text:h text:style-name="Heading_20_1" text:outline-level="1" text:is-list-header="false">
<text:bookmark-start text:name="OrgXref.orgdc26336"/>
<text:bookmark text:name="orgdc26336"/>Les noms de la langue
<text:bookmark-end text:name="OrgXref.orgdc26336"/></text:h>
      <text:h text:style-name="Heading_20_2" text:outline-level="2" text:is-list-header="false">
<text:bookmark-start text:name="OrgXref.org9b332d8"/>
<text:bookmark text:name="org9b332d8"/>Les différents noms
<text:bookmark-end text:name="OrgXref.org9b332d8"/></text:h>
      <text:list text:style-name="OrgDescriptionList" text:continue-numbering="false">
        <text:list-item>
          <text:p text:style-name="Text_20_body_20_bold">官话 Guānhuà kouann h’oua</text:p>
          <text:list text:style-name="OrgDescriptionList" text:continue-numbering="true">
            <text:list-item>
              <text:p text:style-name="Text_20_body">le mandarin, littéralement la langue
      des fonctionnaires 
</text:p>
            </text:list-item>
          </text:list>
        </text:list-item>
        <text:list-item>
          <text:p text:style-name="Text_20_body_20_bold">普通话 Pǔtōnghuà p’hou t’honng h’oua</text:p>
          <text:list text:style-name="OrgDescriptionList" text:continue-numbering="true">
            <text:list-item>
              <text:p text:style-name="Text_20_body">la langue commune 
</text:p>
            </text:list-item>
          </text:list>
        </text:list-item>
        <text:list-item>
          <text:p text:style-name="Text_20_body_20_bold">国语 Guóyǔ kouo yu</text:p>
          <text:list text:style-name="OrgDescriptionList" text:continue-numbering="true">
            <text:list-item>
              <text:p text:style-name="Text_20_body">la langue nationale 
</text:p>
            </text:list-item>
          </text:list>
        </text:list-item>
        <text:list-item>
          <text:p text:style-name="Text_20_body_20_bold">中文 Zhōngwén djonng ouenn</text:p>
          <text:list text:style-name="OrgDescriptionList" text:continue-numbering="true">
            <text:list-item>
              <text:p text:style-name="Text_20_body">la langue du milieu 
</text:p>
            </text:list-item>
          </text:list>
        </text:list-item>
        <text:list-item>
          <text:p text:style-name="Text_20_body_20_bold">汉语 Hànyǔ h’ann yu</text:p>
          <text:list text:style-name="OrgDescriptionList" text:continue-numbering="true">
            <text:list-item>
              <text:p text:style-name="Text_20_body">la langue des Han
</text:p>
            </text:list-item>
          </text:list>
        </text:list-item>
        <text:list-item>
          <text:p text:style-name="Text_20_body_20_bold">他很好 Tā hěn hǎo t’ha h’enn h’ao</text:p>
          <text:list text:style-name="OrgDescriptionList" text:continue-numbering="true">
            <text:list-item>
              <text:p text:style-name="Text_20_body">elle est très bien 
</text:p>
            </text:list-item>
          </text:list>
        </text:list-item>
        <text:list-item>
          <text:p text:style-name="Text_20_body_20_bold">爸爸 bàba pa pa</text:p>
          <text:list text:style-name="OrgDescriptionList" text:continue-numbering="true">
            <text:list-item>
              <text:p text:style-name="Text_20_body">papa
</text:p>
            </text:list-item>
          </text:list>
        </text:list-item>
        <text:list-item>
          <text:p text:style-name="Text_20_body_20_bold">妈妈 māma</text:p>
          <text:list text:style-name="OrgDescriptionList" text:continue-numbering="true">
            <text:list-item>
              <text:p text:style-name="Text_20_body">maman
</text:p>
            </text:list-item>
          </text:list>
        </text:list-item>
        <text:list-item>
          <text:p text:style-name="Text_20_body_20_bold">一 yī yi</text:p>
          <text:list text:style-name="OrgDescriptionList" text:continue-numbering="true">
            <text:list-item>
              <text:p text:style-name="Text_20_body">un 
</text:p>
            </text:list-item>
          </text:list>
        </text:list-item>
        <text:list-item>
          <text:p text:style-name="Text_20_body_20_bold">不 bù pou</text:p>
          <text:list text:style-name="OrgDescriptionList" text:continue-numbering="true">
            <text:list-item>
              <text:p text:style-name="Text_20_body">négation 
</text:p>
            </text:list-item>
          </text:list>
        </text:list-item>
      </text:list>
      <text:h text:style-name="Heading_20_1" text:outline-level="1" text:is-list-header="false">
<text:bookmark-start text:name="OrgXref.orgd01132e"/>
<text:bookmark text:name="orgd01132e"/>Idiomatic expressions
<text:bookmark-end text:name="OrgXref.orgd01132e"/></text:h>
      <text:h text:style-name="Heading_20_2" text:outline-level="2" text:is-list-header="false">
<text:bookmark-start text:name="OrgXref.orgf96b906"/>
<text:bookmark text:name="orgf96b906"/>Some idimatic phrases
<text:bookmark-end text:name="OrgXref.orgf96b906"/></text:h>
      <text:p text:style-name="Text_20_body">成语 chéngyǔ tch’henng yu idiomatic expressions 
</text:p>
      <text:list text:style-name="OrgDescriptionList" text:continue-numbering="false">
        <text:list-item>
          <text:p text:style-name="Text_20_body_20_bold">莫名其妙 Mò míng qí miào mo minng tchi mïao</text:p>
          <text:list text:style-name="OrgDescriptionList" text:continue-numbering="true">
            <text:list-item>
              <text:p text:style-name="Text_20_body">literally it's out
       of the ordinary and there is no word for it; this saying
       describes everything that is difficult to understand, including
       a unusual behavior
</text:p>
            </text:list-item>
          </text:list>
        </text:list-item>
        <text:list-item>
          <text:p text:style-name="Text_20_body_20_bold">以身作则 Yǐ shēn zuò zé yi che dzouo dze</text:p>
          <text:list text:style-name="OrgDescriptionList" text:continue-numbering="true">
            <text:list-item>
              <text:p text:style-name="Text_20_body">literally do his
       person a rule: give the example
</text:p>
            </text:list-item>
          </text:list>
        </text:list-item>
        <text:list-item>
          <text:p text:style-name="Text_20_body_20_bold">一摸一样 Yì mó yí yàng yi mo yi yaang</text:p>
          <text:list text:style-name="OrgDescriptionList" text:continue-numbering="true">
            <text:list-item>
              <text:p text:style-name="Text_20_body">word for word a model, an
       appearance; quite the same
</text:p>
            </text:list-item>
          </text:list>
        </text:list-item>
        <text:list-item>
          <text:p text:style-name="Text_20_body_20_bold">全心全意 Quán xīn quán yì tchuenn hsinn tchuenn yi</text:p>
          <text:list text:style-name="OrgDescriptionList" text:continue-numbering="true">
            <text:list-item>
              <text:p text:style-name="Text_20_body">word by word
       heart whole; with all his heart 
</text:p>
            </text:list-item>
          </text:list>
        </text:list-item>
        <text:list-item>
          <text:p text:style-name="Text_20_body_20_bold">按部就班 Àn bù jiù bān ann pou tio panne</text:p>
          <text:list text:style-name="OrgDescriptionList" text:continue-numbering="true">
            <text:list-item>
              <text:p text:style-name="Text_20_body">to process step by
       step
</text:p>
            </text:list-item>
          </text:list>
        </text:list-item>
      </text:list>
      <text:h text:style-name="Heading_20_1" text:outline-level="1" text:is-list-header="false">
<text:bookmark-start text:name="OrgXref.orgcbe6e26"/>
<text:bookmark text:name="orgcbe6e26"/>Expressions idiomatiques
<text:bookmark-end text:name="OrgXref.orgcbe6e26"/></text:h>
      <text:h text:style-name="Heading_20_2" text:outline-level="2" text:is-list-header="false">
<text:bookmark-start text:name="OrgXref.org0fac20c"/>
<text:bookmark text:name="org0fac20c"/>Quelques expressions idiomatiques
<text:bookmark-end text:name="OrgXref.org0fac20c"/></text:h>
      <text:p text:style-name="Text_20_body">成语 chéngyǔ tch’henng yu expressions idiomatiques 
</text:p>
      <text:list text:style-name="OrgDescriptionList" text:continue-numbering="false">
        <text:list-item>
          <text:p text:style-name="Text_20_body_20_bold">莫名其妙 Mò míng qí miào mo minng tchi mïao</text:p>
          <text:list text:style-name="OrgDescriptionList" text:continue-numbering="true">
            <text:list-item>
              <text:p text:style-name="Text_20_body">littéralement c’est
     hors de l’ordinaire et il n’y a pas de mot pour ça; ce dicton
     décrit tout ce qu’il est difficile de comprendre, y compris un
     comportement inhabituel 
</text:p>
            </text:list-item>
          </text:list>
        </text:list-item>
        <text:list-item>
          <text:p text:style-name="Text_20_body_20_bold">以身作则 Yǐ shēn zuò zé yi che dzouo dze</text:p>
          <text:list text:style-name="OrgDescriptionList" text:continue-numbering="true">
            <text:list-item>
              <text:p text:style-name="Text_20_body">littéralement faire de
     sa personne une règle : donner l’exemple 
</text:p>
            </text:list-item>
          </text:list>
        </text:list-item>
        <text:list-item>
          <text:p text:style-name="Text_20_body_20_bold">一摸一样 Yì mó yí yàng yi mo yi yaang</text:p>
          <text:list text:style-name="OrgDescriptionList" text:continue-numbering="true">
            <text:list-item>
              <text:p text:style-name="Text_20_body">mot à mot un modèle, une
     apparence; tout à fait pareil
</text:p>
            </text:list-item>
          </text:list>
        </text:list-item>
        <text:list-item>
          <text:p text:style-name="Text_20_body_20_bold">全心全意 Quán xīn quán yì tchuenn hsinn tchuenn yi</text:p>
          <text:list text:style-name="OrgDescriptionList" text:continue-numbering="true">
            <text:list-item>
              <text:p text:style-name="Text_20_body">mot à mot Cœur
     entier ; de tout son cœur 
</text:p>
            </text:list-item>
          </text:list>
        </text:list-item>
        <text:list-item>
          <text:p text:style-name="Text_20_body_20_bold">按部就班 Àn bù jiù bān ann pou tio panne</text:p>
          <text:list text:style-name="OrgDescriptionList" text:continue-numbering="true">
            <text:list-item>
              <text:p text:style-name="Text_20_body">procéder étape par étape 
</text:p>
            </text:list-item>
          </text:list>
        </text:list-item>
      </text:list>
      <text:h text:style-name="Heading_20_1" text:outline-level="1" text:is-list-header="false">
<text:bookmark-start text:name="OrgXref.org1b9f7fe"/>
<text:bookmark text:name="org1b9f7fe"/>Ressources complémentaires
<text:bookmark-end text:name="OrgXref.org1b9f7fe"/></text:h>
      <text:list text:style-name="OrgBulletedList" text:continue-numbering="false">
        <text:list-item>
          <text:p text:style-name="Text_20_body"><text:a xlink:type="simple" xlink:href="https://youtu.be/AEqPC5t24OU">La vidéo associée</text:a>
</text:p>
        </text:list-item>
        <text:list-item>
          <text:p text:style-name="Text_20_body"><text:a xlink:type="simple" xlink:href="https://lgsp.github.io/sciencelanguages/html/news_chinese1.html">La newsletter de l'anglais pour chinois</text:a>
</text:p>
        </text:list-item>
        <text:list-item>
          <text:p text:style-name="Text_20_body"><text:a xlink:type="simple" xlink:href="https://fsi-languages.yojik.eu/languages/oldfsi/languages/chinese.html">Le cours complet du FSI</text:a>
</text:p>
        </text:list-item>
      </text:list>
      <text:h text:style-name="Heading_20_1" text:outline-level="1" text:is-list-header="false">
<text:bookmark-start text:name="OrgXref.orge40b1f8"/>
<text:bookmark text:name="orge40b1f8"/>Additional Ressources
<text:bookmark-end text:name="OrgXref.orge40b1f8"/></text:h>
      <text:list text:style-name="OrgBulletedList" text:continue-numbering="false">
        <text:list-item>
          <text:p text:style-name="Text_20_body"><text:a xlink:type="simple" xlink:href="https://youtu.be/AEqPC5t24OU">The linked video</text:a>
</text:p>
        </text:list-item>
        <text:list-item>
          <text:p text:style-name="Text_20_body"><text:a xlink:type="simple" xlink:href="https://lgsp.github.io/sciencelanguages/html/news_chinese1.html">The newsletter for chinese speaker</text:a>
</text:p>
        </text:list-item>
        <text:list-item>
          <text:p text:style-name="Text_20_body"><text:a xlink:type="simple" xlink:href="https://fsi-languages.yojik.eu/languages/oldfsi/languages/chinese.html">FSI complete chinese course</text:a>
</text:p>
        </text:list-item>
      </text:list>
      <text:h text:style-name="Heading_20_1" text:outline-level="1" text:is-list-header="false">
<text:bookmark-start text:name="OrgXref.org78881bd"/>
<text:bookmark text:name="org78881bd"/>Other languages / Autres langues
<text:bookmark-end text:name="OrgXref.org78881bd"/></text:h>
      <text:h text:style-name="Heading_20_2" text:outline-level="2" text:is-list-header="false">
<text:bookmark-start text:name="OrgXref.orge4fc48d"/>
<text:bookmark text:name="orge4fc48d"/>YouTube
<text:bookmark-end text:name="OrgXref.orge4fc48d"/></text:h>
      <text:list text:style-name="OrgBulletedList" text:continue-numbering="false">
        <text:list-item>
          <text:p text:style-name="Text_20_body"><text:a xlink:type="simple" xlink:href="https://www.youtube.com/playlist?list=PLfKvL-VUSKAnM9MWJT9F1z1QZTdb73i7r">Learn German with me</text:a>
</text:p>
        </text:list-item>
        <text:list-item>
          <text:p text:style-name="Text_20_body"><text:a xlink:type="simple" xlink:href="https://www.youtube.com/playlist?list=PLfKvL-VUSKAkXu2x3Fp74QxxYUVP43haA">Learn Arabic with me</text:a>
</text:p>
        </text:list-item>
        <text:list-item>
          <text:p text:style-name="Text_20_body"><text:a xlink:type="simple" xlink:href="https://www.youtube.com/playlist?list=PLfKvL-VUSKAl4R0Mh7sKvQjqCsiEEa6D9">Learn Chinese with me</text:a>
</text:p>
        </text:list-item>
        <text:list-item>
          <text:p text:style-name="Text_20_body"><text:a xlink:type="simple" xlink:href="https://www.youtube.com/playlist?list=PLfKvL-VUSKAm_p6ikI_pTbxNuHco73REt">Learn spanish with me</text:a>
</text:p>
        </text:list-item>
      </text:list>
      <text:h text:style-name="Heading_20_2" text:outline-level="2" text:is-list-header="false">
<text:bookmark-start text:name="OrgXref.orgd79de65"/>
<text:bookmark text:name="orgd79de65"/>Blogs
<text:bookmark-end text:name="OrgXref.orgd79de65"/></text:h>
      <text:list text:style-name="OrgBulletedList" text:continue-numbering="false">
        <text:list-item>
          <text:p text:style-name="Text_20_body"><text:a xlink:type="simple" xlink:href="https://doyouspeakenglish.fr">https://doyouspeakenglish.fr</text:a>
</text:p>
        </text:list-item>
        <text:list-item>
          <text:p text:style-name="Text_20_body"><text:a xlink:type="simple" xlink:href="https://impossiblenestpasfrancais.eu">https://impossiblenestpasfrancais.eu</text:a>
</text:p>
        </text:list-item>
        <text:list-item>
          <text:p text:style-name="Text_20_body"><text:a xlink:type="simple" xlink:href="https://govoritparoussky.fr">https://govoritparoussky.fr</text:a>
</text:p>
        </text:list-item>
        <text:list-item>
          <text:p text:style-name="Text_20_body"><text:a xlink:type="simple" xlink:href="https://polyglothuman.fr">https://polyglothuman.fr</text:a>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Laurent Garnier</dc:creator>
    <meta:initial-creator>Laurent Garnier</meta:initial-creator>
    <dc:date>2019-07-17T16:17:27</dc:date>
    <meta:creation-date>2019-07-17T16:17:27</meta:creation-date>
    <meta:generator>Emacs 26.2 (Org mode 9.2.3)</meta:generator>
    <meta:keyword/>
    <dc:subject/>
    <dc:title>Chinese Conversation of the Wednesday Episode 1</dc:title>
  </office:meta>
</office:document-meta>
</file>